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FactorySVG.i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SVG.getSupportedFlavors( String m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SVG.newImageLoader( ImageFlavor target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SVG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FactorySVG.getUsagePenalty( String mime , ImageFlavor 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